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string" calcext:value-type="string">
            <text:p>Red (Stop)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office:value-type="string" calcext:value-type="string">
            <text:p>SSR Oven Heater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office:value-type="string" calcext:value-type="string">
            <text:p>Relay Convection Fan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A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Temp Probe B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string" calcext:value-type="string">
            <text:p>DO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/>
          <table:table-cell office:value-type="string" calcext:value-type="string">
            <text:p>CS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L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00-00-00</text:date>, <text:time style:data-style-name="N2" text:time-value="19:15:38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9-07T21:26:36.034000000</dc:date>
    <meta:editing-duration>P7DT21H26M6S</meta:editing-duration>
    <meta:editing-cycles>33</meta:editing-cycles>
    <meta:document-statistic meta:table-count="1" meta:cell-count="55" meta:object-count="0"/>
  </office:meta>
</office:document-meta>
</file>